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49e4" officeooo:paragraph-rsid="000e49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dfs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4:04:45.785852001</meta:creation-date>
    <dc:date>2020-04-15T14:04:54.189609995</dc:date>
    <meta:editing-duration>PT9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6.0.7.3$Linux_X86_64 LibreOffice_project/00m0$Build-3</meta:generator>
  </office:meta>
</office:document-meta>
</file>